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277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154.46pt" fo:break-before="auto" style:use-optimal-row-height="true"/>
    </style:style>
    <style:style style:name="ro3" style:family="table-row">
      <style:table-row-properties style:row-height="75.7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fo:color="#ff3300"/>
    </style:style>
  </office:automatic-styles>
  <office:body>
    <office:spreadsheet>
      <table:calculation-settings table:automatic-find-labels="false"/>
      <table:table table:name="Config &amp; issue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修改静态IP</text:p>
          </table:table-cell>
          <table:table-cell office:value-type="string" calcext:value-type="string">
            <text:p>修改文件/etc/dhcpcd.conf</text:p>
          </table:table-cell>
        </table:table-row>
        <table:table-row table:style-name="ro2">
          <table:table-cell office:value-type="string" calcext:value-type="string">
            <text:p>自动连wifi</text:p>
          </table:table-cell>
          <table:table-cell office:value-type="string" calcext:value-type="string">
            <text:p>1, 添加修改文件/boot/wpa_supplicant.conf</text:p>
            <text:p>2, 添加如下内容：</text:p>
            <text:p>country=CN</text:p>
            <text:p>ctrl_interface=DIR=/var/run/wpa_supplicant GROUP=netdev</text:p>
            <text:p>update_config=1</text:p>
            <text:p> </text:p>
            <text:p>network={</text:p>
            <text:p>ssid="<text:span text:style-name="T1">实际wifi SSID</text:span>"</text:p>
            <text:p>psk="<text:span text:style-name="T1">wifi密码</text:span>"</text:p>
            <text:p>key_mgmt=WPA-PSK</text:p>
            <text:p>priority=1</text:p>
            <text:p>}</text:p>
          </table:table-cell>
        </table:table-row>
        <table:table-row table:style-name="ro3">
          <table:table-cell office:value-type="string" calcext:value-type="string">
            <text:p>SSH 链接</text:p>
          </table:table-cell>
          <table:table-cell office:value-type="string" calcext:value-type="string">
            <text:p>在 boot 分区新建一个文件，空白的即可，文件命名为 ssh，可自动开启ssh服务</text:p>
            <text:p/>
            <text:p>若出现如下错误（查看/var/log/syslog）：</text:p>
            <text:p>1，把/etc/ssh下的所有ssh_host_开头的文件删除</text:p>
            <text:p>2，运行sudo dpkg-reconfigure openssh-server</text:p>
          </table:table-cell>
        </table:table-row>
        <table:table-row table:style-name="ro4">
          <table:table-cell office:value-type="string" calcext:value-type="string">
            <text:p>开机自启动脚本</text:p>
          </table:table-cell>
          <table:table-cell office:value-type="string" calcext:value-type="string">
            <text:p>/etc/rc.local</text:p>
          </table:table-cell>
        </table:table-row>
        <table:table-row table:style-name="ro4" table:number-rows-repeated="1048571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8:10:35.281504474</meta:creation-date>
    <dc:date>2018-07-21T20:28:21.684647586</dc:date>
    <meta:editing-duration>PT5M58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